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0.95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13" table:default-cell-style-name="Default"/>
        <table:table-column table:style-name="co4" table:number-columns-repeated="978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8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188" calcext:value-type="float">
            <text:p>1188</text:p>
          </table:table-cell>
          <table:table-cell table:style-name="ce4" office:value-type="float" office:value="62.53" calcext:value-type="float">
            <text:p>62.5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97" calcext:value-type="float">
            <text:p>19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BD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905" calcext:value-type="float">
            <text:p>0.905</text:p>
          </table:table-cell>
          <table:table-cell table:style-name="ce4" office:value-type="float" office:value="0.892" calcext:value-type="float">
            <text:p>0.8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 table:number-rows-repeated="996">
          <table:table-cell table:style-name="ce5" table:number-columns-repeated="46"/>
          <table:table-cell table:number-columns-repeated="97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